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15557" officeooo:paragraph-rsid="00115557"/>
    </style:style>
    <style:style style:name="P2" style:family="paragraph" style:parent-style-name="Standard">
      <style:text-properties officeooo:rsid="00119e76" officeooo:paragraph-rsid="00119e76"/>
    </style:style>
    <style:style style:name="P3" style:family="paragraph" style:parent-style-name="Standard" style:list-style-name="L1">
      <style:text-properties officeooo:rsid="00119e76" officeooo:paragraph-rsid="00119e76"/>
    </style:style>
    <style:style style:name="P4" style:family="paragraph" style:parent-style-name="Standard" style:list-style-name="L1">
      <style:text-properties officeooo:rsid="001229d0" officeooo:paragraph-rsid="001229d0"/>
    </style:style>
    <style:style style:name="P5" style:family="paragraph" style:parent-style-name="Standard" style:list-style-name="L1">
      <style:text-properties officeooo:rsid="001454e5" officeooo:paragraph-rsid="001454e5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erif1"/>
    </style:style>
    <style:style style:name="T4" style:family="text">
      <style:text-properties style:text-position="0% 100%" style:font-name="Liberation Serif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1" officeooo:rsid="001229d0"/>
    </style:style>
    <style:style style:name="T7" style:family="text">
      <style:text-properties style:text-position="0% 100%" style:font-name="Liberation Serif1" officeooo:rsid="0012636b"/>
    </style:style>
    <style:style style:name="T8" style:family="text">
      <style:text-properties officeooo:rsid="001229d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 ВПВ: “<text:span text:style-name="T1">Изучение явлений физической адсорбции молекул воздуха в ионизационной лампе</text:span>”</text:p>
      <text:p text:style-name="P1"/>
      <text:p text:style-name="P2">План:</text:p>
      <text:list xml:id="list1467374878" text:style-name="L1">
        <text:list-item>
          <text:p text:style-name="P5">Теоретические сведения:</text:p>
          <text:list>
            <text:list-item>
              <text:p text:style-name="P3">Адсорбция. Виды адсорбции: <text:span text:style-name="T8">химическая и физическая;</text:span></text:p>
            </text:list-item>
            <text:list-item>
              <text:p text:style-name="P3">Устройство и принцип работы ионизационной лампы;</text:p>
            </text:list-item>
            <text:list-item>
              <text:p text:style-name="P3">Газ в ионизационной лампе. Откачка воздуха из лампы;</text:p>
            </text:list-item>
            <text:list-item>
              <text:p text:style-name="P3">Вывод зависимости энергии активации от ионного тока (I<text:span text:style-name="T2">2 </text:span><text:span text:style-name="T4">~</text:span><text:span text:style-name="T5"> exp(-(Q/kT)), где Q – энергия адсобрции;</text:span></text:p>
            </text:list-item>
          </text:list>
        </text:list-item>
        <text:list-item>
          <text:p text:style-name="P3"><text:span text:style-name="T5">Описание эксперимента:</text:span></text:p>
          <text:list>
            <text:list-item>
              <text:p text:style-name="P3"><text:span text:style-name="T5">Нагреваем лампу до 100</text:span><text:span text:style-name="T3"> </text:span><text:span text:style-name="T4">°С (вдвое больше рабочей температуры);</text:span></text:p>
            </text:list-item>
            <text:list-item>
              <text:p text:style-name="P3"><text:span text:style-name="T5"><text:s/>получаем зависимости тока от времени и температуры от времени.</text:span></text:p>
            </text:list-item>
          </text:list>
        </text:list-item>
        <text:list-item>
          <text:p text:style-name="P3"><text:span text:style-name="T5">Обработка результатов:</text:span></text:p>
          <text:list>
            <text:list-item>
              <text:p text:style-name="P3"><text:span text:style-name="T5">Получение коэффициента пропорциональности. Вычисление энергии активации</text:span></text:p>
            </text:list-item>
            <text:list-item>
              <text:p text:style-name="P4"><text:span text:style-name="T5">Найти температуру максимального увеличения ионного тока;</text:span></text:p>
            </text:list-item>
            <text:list-item>
              <text:p text:style-name="P4"><text:span text:style-name="T5">Построить графики занятой и свободной площади коллектора;</text:span></text:p>
            </text:list-item>
            <text:list-item>
              <text:p text:style-name="P4"><text:span text:style-name="T5">Найти максимальную скорость десорбционной откачки</text:span><text:span text:style-name="T7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" number:min-decimal-places="1" number:min-integer-digits="1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15" meta:word-count="107" meta:character-count="779" meta:non-whitespace-character-count="698"/>
  </office:meta>
</office:document-meta>
</file>